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3D00000443951D882B.png"/>
  <manifest:file-entry manifest:media-type="image/png" manifest:full-path="Pictures/100002010000056F0000037360FDAF1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6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fill="none" draw:fill-color="#e6e6e6" draw:textarea-vertical-align="middle"/>
    </style:style>
    <style:style style:name="gr9" style:family="graphic" style:parent-style-name="objectwithoutfill">
      <style:graphic-properties svg:stroke-width="0.1cm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="Arrow" draw:marker-start-width="0.6cm" draw:marker-end-width="0.5cm" draw:fill="solid" draw:fill-color="#e6e6e6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gr13" style:family="graphic" style:parent-style-name="standard">
      <style:graphic-properties svg:stroke-width="0cm" svg:stroke-color="#000000" draw:marker-start="Arrow" draw:marker-start-width="0.3cm" draw:marker-end-width="0.2cm" draw:fill="solid" draw:fill-color="#e6e6e6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000000" draw:fill="solid" draw:fill-color="#e6e6e6" draw:textarea-vertical-align="middle"/>
    </style:style>
    <style:style style:name="gr17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svg:stroke-width="0.1cm" svg:stroke-color="#ff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45cm"/>
    </style:style>
    <style:style style:name="gr23" style:family="graphic" style:parent-style-name="standard">
      <style:graphic-properties draw:stroke="none" svg:stroke-color="#000000" draw:fill="none" draw:fill-color="#ffffff" fo:min-height="0.35cm"/>
    </style:style>
    <style:style style:name="gr24" style:family="graphic" style:parent-style-name="standard">
      <style:graphic-properties draw:stroke="none" svg:stroke-color="#000000" draw:fill="none" draw:fill-color="#ffffff" fo:min-height="0.77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6.7cm" svg:y1="21.9cm" svg:x2="17.9cm" svg:y2="21.9cm">
          <text:p/>
        </draw:line>
        <draw:line draw:style-name="gr1" draw:text-style-name="P1" draw:layer="layout" svg:x1="16.7cm" svg:y1="21.7cm" svg:x2="17.9cm" svg:y2="21.7cm">
          <text:p/>
        </draw:line>
        <draw:line draw:style-name="gr1" draw:text-style-name="P1" draw:layer="layout" svg:x1="16.7cm" svg:y1="21.5cm" svg:x2="17.9cm" svg:y2="21.5cm">
          <text:p/>
        </draw:line>
        <draw:line draw:style-name="gr1" draw:text-style-name="P1" draw:layer="layout" svg:x1="5.6cm" svg:y1="21.9cm" svg:x2="4.5cm" svg:y2="21.9cm">
          <text:p/>
        </draw:line>
        <draw:line draw:style-name="gr1" draw:text-style-name="P1" draw:layer="layout" svg:x1="5.6cm" svg:y1="21.7cm" svg:x2="4.5cm" svg:y2="21.7cm">
          <text:p/>
        </draw:line>
        <draw:line draw:style-name="gr1" draw:text-style-name="P1" draw:layer="layout" svg:x1="5.6cm" svg:y1="21.5cm" svg:x2="4.5cm" svg:y2="21.5cm">
          <text:p/>
        </draw:line>
        <draw:line draw:style-name="gr1" draw:text-style-name="P1" draw:layer="layout" svg:x1="16.7cm" svg:y1="7.7cm" svg:x2="17.9cm" svg:y2="7.7cm">
          <text:p/>
        </draw:line>
        <draw:line draw:style-name="gr1" draw:text-style-name="P1" draw:layer="layout" svg:x1="16.7cm" svg:y1="7.5cm" svg:x2="17.9cm" svg:y2="7.5cm">
          <text:p/>
        </draw:line>
        <draw:line draw:style-name="gr1" draw:text-style-name="P1" draw:layer="layout" svg:x1="16.7cm" svg:y1="7.3cm" svg:x2="17.9cm" svg:y2="7.3cm">
          <text:p/>
        </draw:line>
        <draw:line draw:style-name="gr1" draw:text-style-name="P1" draw:layer="layout" svg:x1="5.6cm" svg:y1="7.7cm" svg:x2="4.5cm" svg:y2="7.7cm">
          <text:p/>
        </draw:line>
        <draw:line draw:style-name="gr1" draw:text-style-name="P1" draw:layer="layout" svg:x1="5.6cm" svg:y1="7.5cm" svg:x2="4.5cm" svg:y2="7.5cm">
          <text:p/>
        </draw:line>
        <draw:line draw:style-name="gr1" draw:text-style-name="P1" draw:layer="layout" svg:x1="5.6cm" svg:y1="7.3cm" svg:x2="4.5cm" svg:y2="7.3cm">
          <text:p/>
        </draw:line>
        <draw:line draw:style-name="gr2" draw:text-style-name="P1" draw:layer="layout" svg:x1="7.495cm" svg:y1="19.837cm" svg:x2="15.578cm" svg:y2="19.837cm">
          <text:p/>
        </draw:line>
        <draw:line draw:style-name="gr3" draw:text-style-name="P1" draw:layer="layout" svg:x1="7.845cm" svg:y1="20.2cm" svg:x2="15.84cm" svg:y2="20.2cm">
          <text:p/>
        </draw:line>
        <draw:line draw:style-name="gr3" draw:text-style-name="P1" draw:layer="layout" svg:x1="7.897cm" svg:y1="8.6cm" svg:x2="15.911cm" svg:y2="8.6cm">
          <text:p/>
        </draw:line>
        <draw:frame draw:style-name="gr4" draw:text-style-name="P1" draw:layer="layout" svg:width="18.999cm" svg:height="11.185cm" svg:x="2.2cm" svg:y="9.453cm">
          <draw:image xlink:href="Pictures/100002010000073D00000443951D882B.png" xlink:type="simple" xlink:show="embed" xlink:actuate="onLoad">
            <text:p/>
          </draw:image>
        </draw:frame>
        <draw:line draw:style-name="gr5" draw:text-style-name="P1" draw:layer="layout" svg:x1="4.007cm" svg:y1="7.45cm" svg:x2="18.257cm" svg:y2="21.7cm">
          <text:p/>
        </draw:line>
        <draw:line draw:style-name="gr5" draw:text-style-name="P1" draw:layer="layout" svg:x1="4.007cm" svg:y1="21.7cm" svg:x2="18.257cm" svg:y2="7.45cm">
          <text:p/>
        </draw:line>
        <draw:frame draw:style-name="gr4" draw:text-style-name="P1" draw:layer="layout" svg:width="10.175cm" svg:height="6.459cm" draw:transform="rotate (-1.57079632679579) translate (13.982cm 9.075cm)">
          <draw:image xlink:href="Pictures/100002010000056F0000037360FDAF1E.png" xlink:type="simple" xlink:show="embed" xlink:actuate="onLoad">
            <text:p/>
          </draw:image>
        </draw:frame>
        <draw:g>
          <draw:custom-shape draw:style-name="gr6" draw:text-style-name="P1" draw:layer="layout" svg:width="1.4cm" svg:height="1.4cm" svg:x="3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3.8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3.8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1.4cm" svg:height="1.4cm" svg:x="3.3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3.8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3.8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1.4cm" svg:height="1.4cm" svg:x="17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18.1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18.1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1.4cm" svg:height="1.4cm" svg:x="17.6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18.1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2.1cm" svg:x="18.1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5.7cm" svg:y1="7.5cm" svg:x2="4.4cm" svg:y2="7.5cm">
          <text:p/>
        </draw:line>
        <draw:line draw:style-name="gr3" draw:text-style-name="P1" draw:layer="layout" svg:x1="7.947cm" svg:y1="8.604cm" svg:x2="7.947cm" svg:y2="7.847cm">
          <text:p/>
        </draw:line>
        <draw:line draw:style-name="gr3" draw:text-style-name="P1" draw:layer="layout" svg:x1="15.845cm" svg:y1="14.253cm" svg:x2="15.861cm" svg:y2="8.577cm">
          <text:p/>
        </draw:line>
        <draw:line draw:style-name="gr3" draw:text-style-name="P1" draw:layer="layout" svg:x1="16.548cm" svg:y1="14.442cm" svg:x2="16.568cm" svg:y2="7.98cm">
          <text:p/>
        </draw:line>
        <draw:line draw:style-name="gr2" draw:text-style-name="P1" draw:layer="layout" svg:x1="16.271cm" svg:y1="14.185cm" svg:x2="16.277cm" svg:y2="7.964cm">
          <text:p/>
        </draw:line>
        <draw:line draw:style-name="gr2" draw:text-style-name="P1" draw:layer="layout" svg:x1="16.275cm" svg:y1="21.249cm" svg:x2="16.278cm" svg:y2="16.378cm">
          <text:p/>
        </draw:line>
        <draw:line draw:style-name="gr3" draw:text-style-name="P1" draw:layer="layout" svg:x1="16.56cm" svg:y1="21.247cm" svg:x2="16.574cm" svg:y2="16.325cm">
          <text:p/>
        </draw:line>
        <draw:line draw:style-name="gr2" draw:text-style-name="P1" draw:layer="layout" svg:x1="7.543cm" svg:y1="21.3cm" svg:x2="7.547cm" svg:y2="19.836cm">
          <text:p/>
        </draw:line>
        <draw:line draw:style-name="gr9" draw:text-style-name="P1" draw:layer="layout" svg:x1="4cm" svg:y1="12.6cm" svg:x2="6.7cm" svg:y2="12.6cm">
          <text:p text:style-name="P1"/>
          <text:p text:style-name="P1">GND</text:p>
        </draw:line>
        <draw:line draw:style-name="gr10" draw:text-style-name="P1" draw:layer="layout" svg:x1="4cm" svg:y1="13.665cm" svg:x2="6.7cm" svg:y2="13.665cm">
          <text:p text:style-name="P1"/>
          <text:p text:style-name="P1">LiPo +</text:p>
        </draw:line>
        <draw:line draw:style-name="gr11" draw:text-style-name="P1" draw:layer="layout" svg:x1="11cm" svg:y1="7.5cm" svg:x2="11cm" svg:y2="11.2cm">
          <text:p text:style-name="P1"/>
          <text:p text:style-name="P1"><text:s text:c="4"/>Front</text:p>
        </draw:line>
        <draw:line draw:style-name="gr12" draw:text-style-name="P1" draw:layer="layout" svg:x1="2.5cm" svg:y1="5.1cm" svg:x2="5.5cm" svg:y2="5.1cm">
          <text:p text:style-name="P1">CW</text:p>
          <text:p text:style-name="P1"/>
        </draw:line>
        <draw:line draw:style-name="gr12" draw:text-style-name="P1" draw:layer="layout" svg:x1="16.8cm" svg:y1="19.274cm" svg:x2="19.8cm" svg:y2="19.274cm">
          <text:p text:style-name="P1">CW</text:p>
          <text:p text:style-name="P1"/>
        </draw:line>
        <draw:line draw:style-name="gr13" draw:text-style-name="P1" draw:layer="layout" svg:x1="16.8cm" svg:y1="5.1cm" svg:x2="19.8cm" svg:y2="5.1cm">
          <text:p text:style-name="P1">CCW</text:p>
          <text:p text:style-name="P1"/>
        </draw:line>
        <draw:line draw:style-name="gr13" draw:text-style-name="P1" draw:layer="layout" svg:x1="2.501cm" svg:y1="19.274cm" svg:x2="5.501cm" svg:y2="19.274cm">
          <text:p text:style-name="P1">CCW</text:p>
          <text:p text:style-name="P1"/>
        </draw:line>
        <draw:line draw:style-name="gr14" draw:text-style-name="P1" draw:layer="layout" svg:x1="4cm" svg:y1="16.746cm" svg:x2="6.7cm" svg:y2="16.746cm">
          <text:p text:style-name="P1"/>
          <text:p text:style-name="P1"><text:span text:style-name="T1">voltage sensing</text:span></text:p>
        </draw:line>
        <draw:line draw:style-name="gr15" draw:text-style-name="P1" draw:layer="layout" svg:x1="4cm" svg:y1="15.727cm" svg:x2="6.7cm" svg:y2="15.727cm">
          <text:p text:style-name="P1"/>
          <text:p text:style-name="P1"><text:span text:style-name="T1">current sensing</text:span></text:p>
        </draw:line>
        <draw:rect draw:style-name="gr16" draw:text-style-name="P1" draw:layer="layout" svg:width="2.7cm" svg:height="1.3cm" svg:x="14.182cm" svg:y="21.1cm">
          <text:p text:style-name="P1">ESC</text:p>
        </draw:rect>
        <draw:line draw:style-name="gr3" draw:text-style-name="P1" draw:layer="layout" svg:x1="7.86cm" svg:y1="21.247cm" svg:x2="7.86cm" svg:y2="20.149cm">
          <text:p/>
        </draw:line>
        <draw:rect draw:style-name="gr16" draw:text-style-name="P1" draw:layer="layout" svg:width="2.7cm" svg:height="1.3cm" svg:x="5.482cm" svg:y="21.1cm">
          <text:p text:style-name="P1">ESC</text:p>
        </draw:rect>
        <draw:line draw:style-name="gr2" draw:text-style-name="P1" draw:layer="layout" svg:x1="15.576cm" svg:y1="19.887cm" svg:x2="15.578cm" svg:y2="16.291cm">
          <text:p/>
        </draw:line>
        <draw:line draw:style-name="gr3" draw:text-style-name="P1" draw:layer="layout" svg:x1="15.86cm" svg:y1="20.147cm" svg:x2="15.874cm" svg:y2="15.225cm">
          <text:p/>
        </draw:line>
        <draw:line draw:style-name="gr3" draw:text-style-name="P1" draw:layer="layout" svg:x1="15.861cm" svg:y1="20.249cm" svg:x2="15.874cm" svg:y2="15.338cm">
          <text:p/>
        </draw:line>
        <draw:line draw:style-name="gr17" draw:text-style-name="P1" draw:layer="layout" svg:x1="11.861cm" svg:y1="17.4cm" svg:x2="15.213cm" svg:y2="17.4cm">
          <text:p/>
        </draw:line>
        <draw:line draw:style-name="gr18" draw:text-style-name="P1" draw:layer="layout" svg:x1="11.861cm" svg:y1="17.1cm" svg:x2="15.266cm" svg:y2="17.1cm">
          <text:p/>
        </draw:line>
        <draw:rect draw:style-name="gr16" draw:text-style-name="P1" draw:layer="layout" svg:width="2.7cm" svg:height="1.3cm" svg:x="14.182cm" svg:y="6.9cm">
          <text:p text:style-name="P1">ESC</text:p>
        </draw:rect>
        <draw:line draw:style-name="gr2" draw:text-style-name="P1" draw:layer="layout" svg:x1="7.647cm" svg:y1="8.905cm" svg:x2="7.647cm" svg:y2="8.148cm">
          <text:p/>
        </draw:line>
        <draw:line draw:style-name="gr2" draw:text-style-name="P1" draw:layer="layout" svg:x1="7.597cm" svg:y1="8.9cm" svg:x2="15.611cm" svg:y2="8.9cm">
          <text:p/>
        </draw:line>
        <draw:rect draw:style-name="gr16" draw:text-style-name="P1" draw:layer="layout" svg:width="2.7cm" svg:height="1.3cm" svg:x="5.482cm" svg:y="6.9cm">
          <text:p text:style-name="P1">ESC</text:p>
        </draw:rect>
        <draw:line draw:style-name="gr2" draw:text-style-name="P1" draw:layer="layout" svg:x1="15.545cm" svg:y1="14.553cm" svg:x2="15.561cm" svg:y2="8.877cm">
          <text:p/>
        </draw:line>
        <draw:line draw:style-name="gr3" draw:text-style-name="P1" draw:layer="layout" svg:x1="18.856cm" svg:y1="14.626cm" svg:x2="18.862cm" svg:y2="12.421cm">
          <text:p/>
        </draw:line>
        <draw:line draw:style-name="gr2" draw:text-style-name="P1" draw:layer="layout" svg:x1="17.773cm" svg:y1="14.699cm" svg:x2="17.774cm" svg:y2="12.788cm">
          <text:p/>
        </draw:line>
        <draw:rect draw:style-name="gr19" draw:text-style-name="P1" draw:layer="layout" svg:width="1.7cm" svg:height="3.3cm" svg:x="17.5cm" svg:y="10.1cm">
          <text:p text:style-name="P1">LiPo</text:p>
        </draw:rect>
        <draw:line draw:style-name="gr3" draw:text-style-name="P1" draw:layer="layout" svg:x1="7.745cm" svg:y1="16.153cm" svg:x2="7.761cm" svg:y2="10.477cm">
          <text:p/>
        </draw:line>
        <draw:line draw:style-name="gr20" draw:text-style-name="P1" draw:layer="layout" svg:x1="8.046cm" svg:y1="15.85cm" svg:x2="8.061cm" svg:y2="10.477cm">
          <text:p/>
        </draw:line>
        <draw:line draw:style-name="gr3" draw:text-style-name="P1" draw:layer="layout" svg:x1="7.697cm" svg:y1="16.1cm" svg:x2="15.711cm" svg:y2="16.1cm">
          <text:p/>
        </draw:line>
        <draw:line draw:style-name="gr20" draw:text-style-name="P1" draw:layer="layout" svg:x1="7.997cm" svg:y1="15.8cm" svg:x2="16.011cm" svg:y2="15.8cm">
          <text:p/>
        </draw:line>
        <draw:rect draw:style-name="gr19" draw:text-style-name="P1" draw:layer="layout" svg:width="4.4cm" svg:height="4.4cm" svg:x="14.9cm" svg:y="14cm">
          <text:p text:style-name="P1">Power</text:p>
          <text:p text:style-name="P1">Distribution</text:p>
        </draw:rect>
        <draw:line draw:style-name="gr21" draw:text-style-name="P1" draw:layer="layout" svg:x1="4cm" svg:y1="14.746cm" svg:x2="6.7cm" svg:y2="14.746cm">
          <text:p text:style-name="P1"/>
          <text:p text:style-name="P1">+5V</text:p>
        </draw:line>
        <draw:frame draw:style-name="gr22" draw:text-style-name="P2" draw:layer="layout" svg:width="1.2cm" svg:height="0.7cm" svg:x="14.7cm" svg:y="15.5cm">
          <draw:text-box>
            <text:p text:style-name="P2"><text:span text:style-name="T2">+5V</text:span></text:p>
          </draw:text-box>
        </draw:frame>
        <draw:frame draw:style-name="gr23" draw:text-style-name="P2" draw:layer="layout" svg:width="1.3cm" svg:height="0.64cm" svg:x="14.7cm" svg:y="15.8cm">
          <draw:text-box>
            <text:p text:style-name="P2"><text:span text:style-name="T2">GND</text:span></text:p>
          </draw:text-box>
        </draw:frame>
        <draw:frame draw:style-name="gr23" draw:text-style-name="P2" draw:layer="layout" svg:width="1.3cm" svg:height="0.64cm" svg:x="14.7cm" svg:y="17.1cm">
          <draw:text-box>
            <text:p text:style-name="P2"><text:span text:style-name="T2">VOL</text:span></text:p>
          </draw:text-box>
        </draw:frame>
        <draw:frame draw:style-name="gr23" draw:text-style-name="P2" draw:layer="layout" svg:width="1.3cm" svg:height="0.64cm" svg:x="14.7cm" svg:y="16.8cm">
          <draw:text-box>
            <text:p text:style-name="P2"><text:span text:style-name="T2">CUR</text:span></text:p>
          </draw:text-box>
        </draw:frame>
        <draw:frame draw:style-name="gr24" draw:text-style-name="P2" draw:layer="layout" svg:width="1.5cm" svg:height="1.029cm" svg:x="17.1cm" svg:y="13.9cm">
          <draw:text-box>
            <text:p text:style-name="P2"><text:span text:style-name="T2">LiPo+</text:span></text:p>
          </draw:text-box>
        </draw:frame>
        <draw:frame draw:style-name="gr23" draw:text-style-name="P2" draw:layer="layout" svg:width="1.3cm" svg:height="0.64cm" svg:x="18.2cm" svg:y="13.9cm">
          <draw:text-box>
            <text:p text:style-name="P2"><text:span text:style-name="T2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8T22:17:18.416942943</meta:creation-date>
    <dc:date>2016-03-30T09:05:15</dc:date>
    <meta:editing-duration>PT1H23M2S</meta:editing-duration>
    <meta:editing-cycles>41</meta:editing-cycles>
    <meta:generator>OpenOffice/4.1.0$Win32 OpenOffice.org_project/410m18$Build-9764</meta:generator>
    <meta:document-statistic meta:object-count="80"/>
  </office:meta>
</office:document-meta>
</file>